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master-page-name="">
      <style:table-properties style:width="15.709cm" style:page-number="auto" table:align="right"/>
    </style:style>
    <style:style style:name="Table3.A" style:family="table-column">
      <style:table-column-properties style:column-width="7.608cm"/>
    </style:style>
    <style:style style:name="Table3.B" style:family="table-column">
      <style:table-column-properties style:column-width="8.1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3" style:family="table-row">
      <style:table-row-properties style:min-row-height="0.799cm"/>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style:font-name="sans-serif" fo:font-size="15pt" officeooo:rsid="0016026d" officeooo:paragraph-rsid="0016026d" style:font-size-asian="13.1000003814697pt" style:font-size-complex="15pt"/>
    </style:style>
    <style:style style:name="P4" style:family="paragraph" style:parent-style-name="Standard">
      <style:paragraph-properties fo:text-align="center" style:justify-single-word="false"/>
      <style:text-properties style:font-name="sans-serif" fo:font-size="10.5pt" officeooo:paragraph-rsid="0016026d" style:font-size-asian="10.5pt" style:font-size-complex="10.5pt"/>
    </style:style>
    <style:style style:name="P5" style:family="paragraph" style:parent-style-name="Standard">
      <style:paragraph-properties fo:text-align="center" style:justify-single-word="false"/>
      <style:text-properties style:font-name="sans-serif" fo:font-size="11pt" style:font-size-asian="11pt" style:font-size-complex="11pt"/>
    </style:style>
    <style:style style:name="P6" style:family="paragraph" style:parent-style-name="Standard">
      <style:paragraph-properties fo:text-align="center" style:justify-single-word="false"/>
      <style:text-properties style:font-name="sans-serif" fo:font-size="11pt" officeooo:paragraph-rsid="0016026d" style:font-size-asian="11pt" style:font-size-complex="11pt"/>
    </style:style>
    <style:style style:name="P7" style:family="paragraph" style:parent-style-name="Standard" style:list-style-name="L4">
      <style:paragraph-properties fo:text-align="start" style:justify-single-word="false"/>
      <style:text-properties style:font-name="sans-serif" fo:font-size="11pt" fo:font-weight="bold" officeooo:rsid="0016026d" officeooo:paragraph-rsid="0016026d"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sans-serif" fo:font-size="11pt" fo:font-weight="bold" officeooo:rsid="0016026d" officeooo:paragraph-rsid="0016026d" style:font-size-asian="11pt" style:font-weight-asian="bold" style:font-size-complex="11pt" style:font-weight-complex="bold"/>
    </style:style>
    <style:style style:name="P9" style:family="paragraph" style:parent-style-name="Standard" style:list-style-name="L4">
      <style:paragraph-properties fo:text-align="start" style:justify-single-word="false"/>
      <style:text-properties style:font-name="sans-serif" fo:font-size="11pt" fo:font-weight="bold" officeooo:rsid="001a8784" officeooo:paragraph-rsid="001a8784"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sans-serif" fo:font-size="11pt" fo:font-weight="bold" officeooo:rsid="001a8784" officeooo:paragraph-rsid="001a8784" style:font-size-asian="11pt" style:font-weight-asian="bold" style:font-size-complex="11pt" style:font-weight-complex="bold"/>
    </style:style>
    <style:style style:name="P11" style:family="paragraph" style:parent-style-name="Standard" style:list-style-name="L4">
      <style:paragraph-properties fo:text-align="start" style:justify-single-word="false"/>
      <style:text-properties style:font-name="sans-serif" fo:font-size="11pt" fo:font-weight="normal" officeooo:rsid="0018c322" officeooo:paragraph-rsid="0018c322" style:font-size-asian="11pt" style:font-weight-asian="normal" style:font-size-complex="11pt" style:font-weight-complex="normal"/>
    </style:style>
    <style:style style:name="P12" style:family="paragraph" style:parent-style-name="Standard" style:list-style-name="L4">
      <style:paragraph-properties fo:text-align="start" style:justify-single-word="false"/>
      <style:text-properties style:font-name="sans-serif" fo:font-size="11pt" fo:font-weight="normal" officeooo:rsid="0018c322" officeooo:paragraph-rsid="00193151"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sans-serif" fo:font-size="11pt" fo:font-weight="normal" officeooo:rsid="0018c322" officeooo:paragraph-rsid="00193151" style:font-size-asian="11pt" style:font-weight-asian="normal" style:font-size-complex="11pt" style:font-weight-complex="normal"/>
    </style:style>
    <style:style style:name="P14" style:family="paragraph" style:parent-style-name="Standard" style:list-style-name="L4">
      <style:paragraph-properties fo:text-align="start" style:justify-single-word="false"/>
      <style:text-properties style:font-name="sans-serif" fo:font-size="11pt" fo:font-weight="normal" officeooo:rsid="0016026d" officeooo:paragraph-rsid="0018c322" style:font-size-asian="11pt" style:font-weight-asian="normal" style:font-size-complex="11pt" style:font-weight-complex="normal"/>
    </style:style>
    <style:style style:name="P15" style:family="paragraph" style:parent-style-name="Standard" style:list-style-name="L4">
      <style:paragraph-properties fo:text-align="start" style:justify-single-word="false"/>
      <style:text-properties style:font-name="sans-serif" fo:font-size="11pt" fo:font-weight="normal" officeooo:rsid="0016026d" officeooo:paragraph-rsid="00193151"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sans-serif" fo:font-size="11pt" fo:font-weight="normal" officeooo:rsid="0016026d" officeooo:paragraph-rsid="00193151"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sans-serif" fo:font-size="11pt" fo:font-weight="normal" officeooo:rsid="0016026d" officeooo:paragraph-rsid="0018c322"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sans-serif" fo:font-size="11pt" fo:font-weight="normal" officeooo:rsid="001a8784" officeooo:paragraph-rsid="001a8784" style:font-size-asian="11pt" style:font-weight-asian="normal" style:font-size-complex="11pt" style:font-weight-complex="normal"/>
    </style:style>
    <style:style style:name="P19" style:family="paragraph" style:parent-style-name="Standard">
      <style:paragraph-properties fo:text-align="center" style:justify-single-word="false"/>
      <style:text-properties style:font-name="sans-serif" fo:font-size="12pt" fo:font-weight="bold" officeooo:paragraph-rsid="0016026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sans-serif" fo:font-size="18pt" officeooo:paragraph-rsid="0016026d" style:font-size-asian="18pt" style:font-size-complex="18pt"/>
    </style:style>
    <style:style style:name="P21" style:family="paragraph" style:parent-style-name="Standard" style:list-style-name="L4">
      <style:paragraph-properties fo:text-align="start" style:justify-single-word="false"/>
      <style:text-properties style:font-name="sans-serif" fo:font-size="13.5pt" fo:font-weight="bold" officeooo:rsid="0016026d" officeooo:paragraph-rsid="0016026d" style:font-size-asian="13.1000003814697pt" style:font-weight-asian="bold" style:font-size-complex="15pt" style:font-weight-complex="bold"/>
    </style:style>
    <style:style style:name="P22" style:family="paragraph" style:parent-style-name="Standard" style:list-style-name="L4">
      <style:paragraph-properties fo:text-align="start" style:justify-single-word="false"/>
      <style:text-properties style:font-name="sans-serif" fo:font-size="13.5pt" fo:font-weight="bold" officeooo:rsid="0016026d" officeooo:paragraph-rsid="0018c322" style:font-size-asian="13.1000003814697pt" style:font-weight-asian="bold" style:font-size-complex="15pt" style:font-weight-complex="bold"/>
    </style:style>
    <style:style style:name="P23" style:family="paragraph" style:parent-style-name="Standard" style:list-style-name="L4">
      <style:paragraph-properties fo:text-align="start" style:justify-single-word="false"/>
      <style:text-properties style:font-name="sans-serif" fo:font-size="13.5pt" fo:font-weight="bold" officeooo:rsid="0016026d" officeooo:paragraph-rsid="00193151"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style:font-name="sans-serif" fo:font-size="13.5pt" fo:font-weight="bold" officeooo:rsid="0016026d" officeooo:paragraph-rsid="0016026d" style:font-size-asian="13.1000003814697pt" style:font-weight-asian="bold" style:font-size-complex="15pt" style:font-weight-complex="bold"/>
    </style:style>
    <style:style style:name="P25" style:family="paragraph" style:parent-style-name="Standard">
      <style:paragraph-properties fo:text-align="start" style:justify-single-word="false"/>
      <style:text-properties style:font-name="sans-serif" fo:font-size="13.5pt" fo:font-weight="bold" officeooo:rsid="0016026d" officeooo:paragraph-rsid="001a8784" style:font-size-asian="13.1000003814697pt" style:font-weight-asian="bold" style:font-size-complex="15pt" style:font-weight-complex="bold"/>
    </style:style>
    <style:style style:name="P26" style:family="paragraph" style:parent-style-name="Standard" style:list-style-name="L4">
      <style:paragraph-properties fo:text-align="start" style:justify-single-word="false"/>
      <style:text-properties style:font-name="sans-serif" fo:font-size="13.5pt" fo:font-weight="bold" officeooo:rsid="0018c322" officeooo:paragraph-rsid="0018c322" style:font-size-asian="13.1000003814697pt" style:font-weight-asian="bold" style:font-size-complex="15pt" style:font-weight-complex="bold"/>
    </style:style>
    <style:style style:name="P27" style:family="paragraph" style:parent-style-name="Standard" style:list-style-name="L4">
      <style:paragraph-properties fo:text-align="start" style:justify-single-word="false"/>
      <style:text-properties style:font-name="sans-serif" fo:font-size="13.5pt" fo:font-weight="normal" officeooo:rsid="0016026d" officeooo:paragraph-rsid="00193151" style:font-size-asian="13.1000003814697pt" style:font-weight-asian="normal" style:font-size-complex="15pt" style:font-weight-complex="normal"/>
    </style:style>
    <style:style style:name="P28" style:family="paragraph" style:parent-style-name="Standard">
      <style:paragraph-properties fo:text-align="center" style:justify-single-word="false"/>
      <style:text-properties fo:font-size="25pt" style:font-size-asian="25pt" style:font-size-complex="25pt"/>
    </style:style>
    <style:style style:name="P29" style:family="paragraph" style:parent-style-name="Standard" style:list-style-name="L4">
      <style:paragraph-properties fo:text-align="start" style:justify-single-word="false"/>
      <style:text-properties fo:font-size="11pt" officeooo:paragraph-rsid="0018c322" style:font-size-asian="11pt" style:font-size-complex="11pt"/>
    </style:style>
    <style:style style:name="P30" style:family="paragraph" style:parent-style-name="Standard">
      <style:paragraph-properties fo:text-align="start" style:justify-single-word="false"/>
      <style:text-properties fo:font-size="11pt" officeooo:paragraph-rsid="0018c322" style:font-size-asian="11pt" style:font-size-complex="11pt"/>
    </style:style>
    <style:style style:name="P31" style:family="paragraph" style:parent-style-name="Standard" style:list-style-name="L4">
      <style:paragraph-properties fo:text-align="start" style:justify-single-word="false"/>
      <style:text-properties fo:font-size="11pt" fo:font-weight="normal" officeooo:paragraph-rsid="00193151" style:font-size-asian="11pt" style:font-weight-asian="normal" style:font-size-complex="11pt" style:font-weight-complex="normal"/>
    </style:style>
    <style:style style:name="P32" style:family="paragraph" style:parent-style-name="Standard" style:list-style-name="L4">
      <style:paragraph-properties fo:text-align="start" style:justify-single-word="false"/>
      <style:text-properties officeooo:paragraph-rsid="00193151"/>
    </style:style>
    <style:style style:name="P33" style:family="paragraph" style:parent-style-name="Standard">
      <style:paragraph-properties fo:text-align="start" style:justify-single-word="false"/>
      <style:text-properties officeooo:paragraph-rsid="0016026d"/>
    </style:style>
    <style:style style:name="P34" style:family="paragraph" style:parent-style-name="Standard">
      <style:paragraph-properties fo:text-align="start" style:justify-single-word="false"/>
      <style:text-properties officeooo:paragraph-rsid="00193151"/>
    </style:style>
    <style:style style:name="P35" style:family="paragraph" style:parent-style-name="Standard">
      <style:paragraph-properties fo:text-align="start" style:justify-single-word="false"/>
      <style:text-properties officeooo:paragraph-rsid="001a8784"/>
    </style:style>
    <style:style style:name="P36" style:family="paragraph" style:parent-style-name="Standard" style:list-style-name="L4" style:master-page-name="">
      <loext:graphic-properties draw:fill="none"/>
      <style:paragraph-properties fo:margin-left="1.199cm" fo:margin-right="0cm" fo:text-align="start" style:justify-single-word="false" fo:text-indent="-0.6cm" style:auto-text-indent="false" style:page-number="auto" fo:background-color="transparent">
        <style:tab-stops>
          <style:tab-stop style:position="-0.413cm"/>
        </style:tab-stops>
      </style:paragraph-properties>
      <style:text-properties style:font-name="sans-serif" fo:font-size="13.5pt" fo:font-weight="bold" officeooo:rsid="0018c322" officeooo:paragraph-rsid="0018c322" style:font-size-asian="13.1000003814697pt" style:font-weight-asian="bold" style:font-size-complex="15pt" style:font-weight-complex="bold"/>
    </style:style>
    <style:style style:name="P3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paragraph-rsid="001a8784"/>
    </style:style>
    <style:style style:name="P3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sans-serif" fo:font-size="13.5pt" fo:font-weight="bold" officeooo:rsid="001a8784" officeooo:paragraph-rsid="001a8784" style:font-size-asian="13.1000003814697pt" style:font-weight-asian="bold" style:font-size-complex="15pt" style:font-weight-complex="bold"/>
    </style:style>
    <style:style style:name="P39" style:family="paragraph" style:parent-style-name="Footer">
      <style:paragraph-properties fo:text-align="end" style:justify-single-word="false"/>
      <style:text-properties style:font-name="sans-serif" fo:font-size="9.75pt" fo:font-weight="bold" style:font-weight-asian="bold" style:font-weight-complex="bold"/>
    </style:style>
    <style:style style:name="P40" style:family="paragraph" style:parent-style-name="Footer">
      <style:paragraph-properties fo:text-align="end" style:justify-single-word="false"/>
      <style:text-properties fo:color="#000000" style:font-name="sans-serif" fo:font-size="9.75pt" fo:font-weight="bold" fo:background-color="transparent" style:font-weight-asian="bold" style:font-weight-complex="bold"/>
    </style:style>
    <style:style style:name="P41" style:family="paragraph" style:parent-style-name="Table_20_Contents">
      <style:paragraph-properties fo:text-align="start" style:justify-single-word="false"/>
      <style:text-properties style:font-name="sans-serif" fo:font-size="11pt" officeooo:paragraph-rsid="0018c322" style:font-size-asian="11pt" style:font-size-complex="11pt"/>
    </style:style>
    <style:style style:name="P42" style:family="paragraph" style:parent-style-name="Table_20_Contents" style:list-style-name="L4">
      <loext:graphic-properties draw:fill="none"/>
      <style:paragraph-properties fo:margin-left="0.101cm" fo:margin-right="0cm" fo:text-align="start" style:justify-single-word="false" fo:text-indent="-1.3cm" style:auto-text-indent="false" fo:background-color="transparent" text:number-lines="false" text:line-number="0">
        <style:tab-stops>
          <style:tab-stop style:position="0.099cm"/>
        </style:tab-stops>
      </style:paragraph-properties>
      <style:text-properties style:font-name="sans-serif" fo:font-size="11pt" officeooo:paragraph-rsid="0018c322" style:font-size-asian="11pt" style:font-size-complex="11pt"/>
    </style:style>
    <style:style style:name="P43" style:family="paragraph" style:parent-style-name="Table_20_Contents" style:list-style-name="L4">
      <loext:graphic-properties draw:fill="none"/>
      <style:paragraph-properties fo:margin-left="0.3cm" fo:margin-right="0cm" fo:text-align="start" style:justify-single-word="false" fo:text-indent="-1.7cm" style:auto-text-indent="false" fo:background-color="transparent" text:number-lines="false" text:line-number="0"/>
      <style:text-properties style:font-name="sans-serif" fo:font-size="11pt" fo:font-weight="bold" officeooo:paragraph-rsid="0018c322" style:font-size-asian="11pt" style:font-weight-asian="bold" style:font-size-complex="11pt" style:font-weight-complex="bold"/>
    </style:style>
    <style:style style:name="P44" style:family="paragraph" style:parent-style-name="Table_20_Contents" style:list-style-name="L4">
      <loext:graphic-properties draw:fill="none"/>
      <style:paragraph-properties fo:margin-left="0.3cm" fo:margin-right="0cm" fo:text-align="start" style:justify-single-word="false" fo:text-indent="-0.6cm" style:auto-text-indent="false" fo:background-color="transparent" text:number-lines="false" text:line-number="0"/>
      <style:text-properties style:font-name="sans-serif" fo:font-size="11pt" fo:font-weight="bold" officeooo:paragraph-rsid="0018c322" style:font-size-asian="11pt" style:font-weight-asian="bold" style:font-size-complex="11pt" style:font-weight-complex="bold"/>
    </style:style>
    <style:style style:name="P45" style:family="paragraph" style:parent-style-name="Table_20_Contents" style:list-style-name="L4">
      <loext:graphic-properties draw:fill="none"/>
      <style:paragraph-properties fo:margin-left="0.199cm" fo:margin-right="0cm" fo:text-align="start" style:justify-single-word="false" fo:text-indent="-0.6cm" style:auto-text-indent="false" fo:background-color="transparent" text:number-lines="false" text:line-number="0">
        <style:tab-stops>
          <style:tab-stop style:position="0.099cm"/>
          <style:tab-stop style:position="7.507cm"/>
        </style:tab-stops>
      </style:paragraph-properties>
      <style:text-properties style:font-name="sans-serif" fo:font-size="11pt" officeooo:paragraph-rsid="0018c322" style:font-size-asian="11pt" style:font-size-complex="11pt"/>
    </style:style>
    <style:style style:name="P46" style:family="paragraph" style:parent-style-name="Table_20_Contents" style:list-style-name="L4">
      <loext:graphic-properties draw:fill="none"/>
      <style:paragraph-properties fo:margin-left="0.199cm" fo:margin-right="0cm" fo:text-align="start" style:justify-single-word="false" fo:text-indent="-0.6cm" style:auto-text-indent="false" fo:background-color="transparent" text:number-lines="false" text:line-number="0">
        <style:tab-stops>
          <style:tab-stop style:position="0.132cm"/>
          <style:tab-stop style:position="7.507cm"/>
        </style:tab-stops>
      </style:paragraph-properties>
      <style:text-properties style:font-name="sans-serif" fo:font-size="11pt" fo:font-weight="normal" officeooo:paragraph-rsid="0018c322" style:font-size-asian="11pt" style:font-weight-asian="normal" style:font-size-complex="11pt" style:font-weight-complex="normal"/>
    </style:style>
    <style:style style:name="P47" style:family="paragraph" style:parent-style-name="Table_20_Contents" style:list-style-name="L4">
      <loext:graphic-properties draw:fill="none"/>
      <style:paragraph-properties fo:margin-left="0.4cm" fo:margin-right="0cm" fo:text-align="start" style:justify-single-word="false" fo:text-indent="-0.6cm" style:auto-text-indent="false" fo:background-color="transparent" text:number-lines="false" text:line-number="0"/>
      <style:text-properties style:font-name="sans-serif" fo:font-size="11pt" fo:font-weight="bold" officeooo:paragraph-rsid="0018c322" style:font-size-asian="11pt" style:font-weight-asian="bold" style:font-size-complex="11pt" style:font-weight-complex="bold"/>
    </style:style>
    <style:style style:name="P48" style:family="paragraph" style:parent-style-name="Table_20_Contents" style:list-style-name="L4">
      <loext:graphic-properties draw:fill="none"/>
      <style:paragraph-properties fo:margin-left="-0.199cm" fo:margin-right="0cm" fo:text-align="start" style:justify-single-word="false" fo:text-indent="0cm" style:auto-text-indent="false" fo:background-color="transparent" text:number-lines="false" text:line-number="0"/>
      <style:text-properties style:font-name="sans-serif" fo:font-size="11pt" fo:font-weight="bold" officeooo:paragraph-rsid="0018c322" style:font-size-asian="11pt" style:font-weight-asian="bold" style:font-size-complex="11pt" style:font-weight-complex="bold"/>
    </style:style>
    <style:style style:name="P49" style:family="paragraph" style:parent-style-name="Table_20_Contents" style:list-style-name="L4">
      <loext:graphic-properties draw:fill="none"/>
      <style:paragraph-properties fo:margin-left="-0.3cm" fo:margin-right="0cm" fo:text-align="start" style:justify-single-word="false" fo:text-indent="0cm" style:auto-text-indent="false" fo:background-color="transparent" text:number-lines="false" text:line-number="0">
        <style:tab-stops>
          <style:tab-stop style:position="0.132cm"/>
          <style:tab-stop style:position="7.507cm"/>
        </style:tab-stops>
      </style:paragraph-properties>
      <style:text-properties style:font-name="sans-serif" fo:font-size="11pt" fo:font-weight="normal" officeooo:paragraph-rsid="0018c322" style:font-size-asian="11pt" style:font-weight-asian="normal" style:font-size-complex="11pt" style:font-weight-complex="normal"/>
    </style:style>
    <style:style style:name="T1" style:family="text">
      <style:text-properties style:font-name="sans-serif"/>
    </style:style>
    <style:style style:name="T2" style:family="text">
      <style:text-properties style:font-name="sans-serif" fo:font-size="30pt"/>
    </style:style>
    <style:style style:name="T3" style:family="text">
      <style:text-properties style:font-name="sans-serif" fo:font-size="19.5pt"/>
    </style:style>
    <style:style style:name="T4" style:family="text">
      <style:text-properties style:font-name="sans-serif" fo:font-size="11pt" fo:font-weight="normal" officeooo:rsid="0018c322" style:font-size-asian="11pt" style:font-weight-asian="normal" style:font-size-complex="11pt" style:font-weight-complex="normal"/>
    </style:style>
    <style:style style:name="T5" style:family="text">
      <style:text-properties style:font-name="sans-serif" officeooo:rsid="00193151"/>
    </style:style>
    <style:style style:name="T6" style:family="text">
      <style:text-properties style:font-name="sans-serif" officeooo:rsid="0018c322"/>
    </style:style>
    <style:style style:name="T7" style:family="text">
      <style:text-properties fo:font-size="15pt"/>
    </style:style>
    <style:style style:name="T8" style:family="text">
      <style:text-properties fo:font-size="19.5pt"/>
    </style:style>
    <style:style style:name="T9" style:family="text">
      <style:text-properties fo:font-size="16pt" style:font-size-asian="16pt" style:font-size-complex="16pt"/>
    </style:style>
    <style:style style:name="T10" style:family="text">
      <style:text-properties fo:font-weight="normal" style:font-weight-asian="normal" style:font-weight-complex="normal"/>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officeooo:rsid="0018c322"/>
    </style:style>
    <style:style style:name="T13" style:family="text">
      <style:text-properties style:text-position="super 58%" style:font-name="sans-serif"/>
    </style:style>
    <style:style style:name="T14"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ext:s text:c="2"/></text:span><text:span text:style-name="T2">LEASE AGREEMENT:</text:span></text:p>
      <text:p text:style-name="P1"><text:span text:style-name="T2"/></text:p>
      <text:p text:style-name="P1"><text:span text:style-name="T2"/></text:p>
      <text:p text:style-name="P28"><text:span text:style-name="T1">TRANSPORT OPERATING LICENSE</text:span></text:p>
      <text:p text:style-name="P28"><text:span text:style-name="T1"/></text:p>
      <text:p text:style-name="P2"><text:span text:style-name="T2"/></text:p>
      <text:p text:style-name="P5">entered into and between</text:p>
      <text:p text:style-name="P5"/>
      <text:p text:style-name="P5"/>
      <text:p text:style-name="P5"/>
      <text:p text:style-name="P6"><text:span text:style-name="T9">MASIKE MOEKETSI JONAS</text:span><text:span text:style-name="T8"> </text:span></text:p>
      <text:p text:style-name="P6"><text:span text:style-name="T8"/></text:p>
      <text:p text:style-name="P4">ID number: 631014 5636 08 7</text:p>
      <text:p text:style-name="P5"><text:span text:style-name="T2"/></text:p>
      <text:p text:style-name="P19">(“Lessor”)</text:p>
      <text:p text:style-name="P6"><text:span text:style-name="T8"/></text:p>
      <text:p text:style-name="P6"><text:span text:style-name="T8"/></text:p>
      <text:p text:style-name="P6"><text:span text:style-name="T7">and</text:span></text:p>
      <text:p text:style-name="P6"><text:span text:style-name="T7"/></text:p>
      <text:p text:style-name="P6"><text:span text:style-name="T7"/></text:p>
      <text:p text:style-name="P20">KHUNYELI’S INVESTMENT GROUP</text:p>
      <text:p text:style-name="P6"><text:span text:style-name="T8"/></text:p>
      <text:p text:style-name="P4">Registration number: 2015 / 040778 / 07</text:p>
      <text:p text:style-name="P4"/>
      <text:p text:style-name="P19">(“Lessee”)</text:p>
      <text:p text:style-name="P5"><text:span text:style-name="T2"/></text:p>
      <text:p text:style-name="P5"><text:span text:style-name="T2"/></text:p>
      <text:p text:style-name="P5"><text:span text:style-name="T2"/></text:p>
      <text:p text:style-name="P5"><text:span text:style-name="T2"/></text:p>
      <text:p text:style-name="P3"><text:soft-page-break/></text:p>
      <text:list xml:id="list165317719" text:style-name="L4">
        <text:list-item>
          <text:p text:style-name="P21">PARTIES</text:p>
          <text:p text:style-name="P21"><text:span text:style-name="T11">The parties to this agreement are</text:span> <text:span text:style-name="T10">-</text:span></text:p>
          <text:p text:style-name="P21"><text:span text:style-name="T10"/></text:p>
          <text:p text:style-name="P7"><text:span text:style-name="T10">MASIKE MOEKETSI THOMAS</text:span></text:p>
          <text:p text:style-name="P7"><text:span text:style-name="T10">Identity number: 631014 5636 08 7</text:span></text:p>
          <text:p text:style-name="P7"><text:span text:style-name="T10">Address: 163 Koekoe Village, Maokeng, Kroonstad, 9499</text:span></text:p>
          <text:p text:style-name="P7">(“Lessor”) </text:p>
          <text:p text:style-name="P7"><text:span text:style-name="T10"/></text:p>
          <text:p text:style-name="P7"><text:span text:style-name="T10">And</text:span></text:p>
        </text:list-item>
      </text:list>
      <text:p text:style-name="P8"><text:span text:style-name="T10"/></text:p>
      <text:p text:style-name="P8"><text:span text:style-name="T10"/></text:p>
      <text:list xml:id="list134801518398946" text:continue-numbering="true" text:style-name="L4">
        <text:list-header>
          <text:p text:style-name="P7"><text:span text:style-name="T10">KHUNYELI’S INVESTMENT GROUP</text:span></text:p>
          <text:p text:style-name="P7"><text:span text:style-name="T10">Registration number: 2015 / 040778 / 07</text:span></text:p>
          <text:p text:style-name="P7"><text:span text:style-name="T10">Address: 778 Gelukwaarts,Maokeng,Kroonstad,9499</text:span></text:p>
          <text:p text:style-name="P7">(“Lessee”)</text:p>
        </text:list-header>
      </text:list>
      <text:p text:style-name="P8"/>
      <text:p text:style-name="P8"/>
      <text:p text:style-name="P8"/>
      <text:list xml:id="list134800467444854" text:continue-numbering="true" text:style-name="L4">
        <text:list-item>
          <text:p text:style-name="P22"><text:span text:style-name="T12">LE</text:span>ASING OF TRANSPORT OPERATING LICENSE</text:p>
          <text:p text:style-name="P29"><text:span text:style-name="T1">The Lessor hereby leasesto the Lessee, a Transport Operating License upon the terms and conditions in the following schedule and herein after referred to as “the permit</text:span>”<text:span text:style-name="T1">.</text:span></text:p>
          <text:p text:style-name="P29"><text:span text:style-name="T1"/></text:p>
        </text:list-item>
      </text:list>
      <table:table table:name="Table3" table:style-name="Table3">
        <table:table-column table:style-name="Table3.A"/>
        <table:table-column table:style-name="Table3.B"/>
        <table:table-row>
          <table:table-cell table:style-name="Table3.A1" office:value-type="string">
            <text:p text:style-name="P41"><text:s text:c="2"/>Association name</text:p>
          </table:table-cell>
          <table:table-cell table:style-name="Table3.B1" office:value-type="string">
            <text:list xml:id="list134802060462332" text:continue-numbering="true" text:style-name="L4">
              <text:list-item>
                <text:list>
                  <text:list-item>
                    <text:list>
                      <text:list-header>
                        <text:p text:style-name="P43">THE PERMI<text:span text:style-name="T12">T</text:span></text:p>
                      </text:list-header>
                    </text:list>
                  </text:list-item>
                </text:list>
              </text:list-item>
            </text:list>
          </table:table-cell>
        </table:table-row>
        <table:table-row>
          <table:table-cell table:style-name="Table3.A2" office:value-type="string">
            <text:list xml:id="list134800269847033" text:continue-numbering="true" text:style-name="L4">
              <text:list-header>
                <text:p text:style-name="P42"><text:s/>Operating license numbe</text:p>
              </text:list-header>
            </text:list>
          </table:table-cell>
          <table:table-cell table:style-name="Table3.B2" office:value-type="string">
            <text:list xml:id="list134801837920231" text:continue-numbering="true" text:style-name="L4">
              <text:list-header>
                <text:p text:style-name="P44">LFSLB 32046/1</text:p>
              </text:list-header>
            </text:list>
          </table:table-cell>
        </table:table-row>
        <table:table-row table:style-name="Table3.3">
          <table:table-cell table:style-name="Table3.A2" office:value-type="string">
            <text:list xml:id="list134800669073556" text:continue-numbering="true" text:style-name="L4">
              <text:list-header>
                <text:p text:style-name="P45">Name</text:p>
              </text:list-header>
            </text:list>
          </table:table-cell>
          <table:table-cell table:style-name="Table3.B2" office:value-type="string">
            <text:list xml:id="list134800805874103" text:continue-numbering="true" text:style-name="L4">
              <text:list-header>
                <text:p text:style-name="P48"><text:s text:c="4"/>MOEKETSI THOMAS MASIKE</text:p>
              </text:list-header>
            </text:list>
          </table:table-cell>
        </table:table-row>
        <table:table-row table:style-name="Table3.3">
          <table:table-cell table:style-name="Table3.A2" office:value-type="string">
            <text:list xml:id="list134800507245663" text:continue-numbering="true" text:style-name="L4">
              <text:list-header>
                <text:p text:style-name="P46">Vehicle Registration number</text:p>
              </text:list-header>
            </text:list>
          </table:table-cell>
          <table:table-cell table:style-name="Table3.B2" office:value-type="string">
            <text:list xml:id="list134801077815387" text:continue-numbering="true" text:style-name="L4">
              <text:list-item>
                <text:list>
                  <text:list-header>
                    <text:p text:style-name="P47">HBM 430 FS</text:p>
                  </text:list-header>
                </text:list>
              </text:list-item>
            </text:list>
          </table:table-cell>
        </table:table-row>
        <table:table-row table:style-name="Table3.3">
          <table:table-cell table:style-name="Table3.A2" office:value-type="string">
            <text:list xml:id="list134801065891082" text:continue-numbering="true" text:style-name="L4">
              <text:list-header>
                <text:p text:style-name="P49"><text:s text:c="4"/>Vehicle Identification number</text:p>
              </text:list-header>
            </text:list>
          </table:table-cell>
          <table:table-cell table:style-name="Table3.B2" office:value-type="string">
            <text:list xml:id="list134801029099024" text:continue-numbering="true" text:style-name="L4">
              <text:list-item>
                <text:list>
                  <text:list-header>
                    <text:p text:style-name="P47">AE929876629</text:p>
                  </text:list-header>
                </text:list>
              </text:list-item>
            </text:list>
          </table:table-cell>
        </table:table-row>
        <table:table-row table:style-name="Table3.3">
          <table:table-cell table:style-name="Table3.A2" office:value-type="string">
            <text:list xml:id="list134800544408084" text:continue-numbering="true" text:style-name="L4">
              <text:list-header>
                <text:p text:style-name="P49"><text:s text:c="4"/>Vehicle description</text:p>
              </text:list-header>
            </text:list>
          </table:table-cell>
          <table:table-cell table:style-name="Table3.B2" office:value-type="string">
            <text:list xml:id="list134802221782495" text:continue-numbering="true" text:style-name="L4">
              <text:list-item>
                <text:list>
                  <text:list-header>
                    <text:p text:style-name="P47">TOYOTA COROLLA</text:p>
                  </text:list-header>
                </text:list>
              </text:list-item>
            </text:list>
          </table:table-cell>
        </table:table-row>
      </table:table>
      <text:p text:style-name="P30"><text:span text:style-name="T1"/></text:p>
      <text:p text:style-name="P30"><text:span text:style-name="T1"/></text:p>
      <text:p text:style-name="P30"><text:span text:style-name="T1"/></text:p>
      <text:list xml:id="list134801919153649" text:continue-numbering="true" text:style-name="L4">
        <text:list-header>
          <text:p text:style-name="P22"><text:span text:style-name="T10"/></text:p>
        </text:list-header>
        <text:list-item>
          <text:p text:style-name="P26">RECORDAL</text:p>
          <text:p text:style-name="P11">It is recorded that -</text:p>
          <text:p text:style-name="P11"/>
          <text:p text:style-name="P32"><text:span text:style-name="T4">3.1. <text:s text:c="2"/>All registration and licensing fees payable in connection with the vehicleand the permitmust be paid in full onthe date of signing of this agreement.</text:span></text:p>
          <text:p text:style-name="P32"><text:span text:style-name="T4"/></text:p>
          <text:p text:style-name="P32"><text:span text:style-name="T4">3.2 <text:s text:c="3"/>The vehicle is roadworthy and the relevant authorities have issued a roadworthy certificateon the date of signing of this agreement.</text:span></text:p>
          <text:p text:style-name="P32"><text:span text:style-name="T4"/></text:p>
          <text:p text:style-name="P32"><text:span text:style-name="T4">3.3 <text:s text:c="3"/>Should the roadworthy certificate contemplated in clause 3.2 have subscribed due to any reason whatsoever, the Lessee shall be obliged to obtain another roadworthy certificate at his own cost.</text:span></text:p>
        </text:list-item>
      </text:list>
      <text:p text:style-name="P34"><text:span text:style-name="T4"/></text:p>
      <text:p text:style-name="P34"><text:soft-page-break/><text:span text:style-name="T4"/></text:p>
      <text:p text:style-name="P34"><text:span text:style-name="T4"/></text:p>
      <text:p text:style-name="P34"><text:span text:style-name="T4"/></text:p>
      <text:p text:style-name="P34"><text:span text:style-name="T4"/></text:p>
      <text:list xml:id="list134802071923308" text:continue-numbering="true" text:style-name="L4">
        <text:list-item>
          <text:p text:style-name="P26">LEASE PRICE AND PAYMENT</text:p>
          <text:p text:style-name="P12">4.1 <text:s text:c="3"/>The Lessee is to pay an amount of R2 000.00(Two Thousand Hundred Rand)per month to the Lessor for leasing the permit for a period of 12 (Twelve) months.</text:p>
          <text:p text:style-name="P12"/>
          <text:p text:style-name="P12">4.2 <text:s text:c="3"/>The Lessee has already paid a sum of R24 000.00 (Twenty-Four Thousand Rand) to the Lessor which payment is for leasing the permit for a period of 12 (Twelve) months covering the year 2020.</text:p>
          <text:p text:style-name="P12"/>
          <text:p text:style-name="P12">4.3 <text:s text:c="2"/>All payments required to be made in terms of this agreement by the Lessee shall be made free of exchange, unconditionally and without deduction into the Lessor’s bank account.</text:p>
        </text:list-item>
      </text:list>
      <text:p text:style-name="P13"/>
      <text:p text:style-name="P13"/>
      <text:list xml:id="list134802255813670" text:continue-numbering="true" text:style-name="L4">
        <text:list-item>
          <text:p text:style-name="P26">POSSESSION AND RISK</text:p>
          <text:p text:style-name="P12">5.1 <text:s text:c="2"/>The risk in the permit shall forthwith stay with the Lessor.</text:p>
          <text:p text:style-name="P12"/>
          <text:p text:style-name="P12">5.2 <text:s/>The Lessor shall not sell, cede, assign, transfer or pledge the Taxi Permitor allow it to become subject to any lien of whatsoever nature or deliver possession thereof to any other person.</text:p>
          <text:p text:style-name="P12"/>
        </text:list-item>
      </text:list>
      <text:p text:style-name="P13"/>
      <text:list xml:id="list134800923067564" text:continue-numbering="true" text:style-name="L4">
        <text:list-item>
          <text:p text:style-name="P26">REGISTRATION</text:p>
          <text:p text:style-name="P12">6.1 <text:s text:c="2"/>The vehicle shall beregistered under the Lessors name for the sole purpose of compliancewith the transport permit regulations.</text:p>
          <text:p text:style-name="P12"/>
          <text:p text:style-name="P31"><text:span text:style-name="T6">6.2 <text:s text:c="2"/>The registration of the vehicle referred to in paragraph 6.1 does not pass ownership of the vehicle to the Lessor. The Lessee has paid for the purchase of the vehicle and shall remain the lawful owner of such vehicle at all material times regardless of the vehicle being registered under the name of the Lessor.</text:span></text:p>
          <text:p text:style-name="P31"><text:span text:style-name="T6"/></text:p>
          <text:p text:style-name="P31"><text:span text:style-name="T1">6.3 <text:s text:c="2"/>The Operating license permit expires on the 15</text:span><text:span text:style-name="T13">th</text:span><text:span text:style-name="T1"> of May 2020 and the Lessor undertakes to renew same at his own costs to allow the Lessee to operate according</text:span><text:span text:style-name="T5">ly.</text:span></text:p>
          <text:p text:style-name="P31"><text:span text:style-name="T5"/></text:p>
          <text:p text:style-name="P31"><text:span text:style-name="T5"/></text:p>
        </text:list-item>
        <text:list-item>
          <text:p text:style-name="P22"><text:span text:style-name="T12">CONSTITUTION</text:span></text:p>
          <text:p text:style-name="P14">The Lessor hereby warrants that he is legally competent to enter into this agreement and that he has complied with all procedural and legal requirements to enter into this agreement.</text:p>
        </text:list-item>
      </text:list>
      <text:p text:style-name="P17"/>
      <text:list xml:id="list134801420567448" text:continue-numbering="true" text:style-name="L4">
        <text:list-header>
          <text:p text:style-name="P14"/>
        </text:list-header>
        <text:list-item>
          <text:p text:style-name="P23"><text:span text:style-name="T12">BREACH</text:span></text:p>
          <text:p text:style-name="P15"><text:span text:style-name="T12">Should any party breach any material provisions of this agreement and fail or refuse to rectify that breach within 14 (FOURTEEN) days after receipt of a written notice from the other party, calling upon the guilty party to rectify that breach, the innocent party shall be entitled, without prejudice to any of his </text:span><text:soft-page-break/><text:span text:style-name="T12">other rights, to forthwith cancel this agreement by written notice to the guilty party.</text:span></text:p>
          <text:p text:style-name="P27"/>
          <text:p text:style-name="P27"/>
        </text:list-item>
        <text:list-item>
          <text:p text:style-name="P23"><text:span text:style-name="T12">JURISDICTION</text:span></text:p>
          <text:p text:style-name="P15"><text:span text:style-name="T12">The Lessor consents to the jurisdiction at the Lessor's option, the Magistrate's Court in regard to any claim arising out of this agreement, not withstanding that the amount in question may exceed the jurisdiction of the latter Court.</text:span></text:p>
        </text:list-item>
      </text:list>
      <text:p text:style-name="P16"/>
      <text:list xml:id="list134800966651419" text:continue-numbering="true" text:style-name="L4">
        <text:list-item>
          <text:p text:style-name="P36">TERMINATION</text:p>
          <text:p text:style-name="P9"><text:span text:style-name="T10">a. This contract shall terminate upon the death of either parties and/or through mutual agreement and thus the permitshall be returned to the Lessor,</text:span></text:p>
          <text:p text:style-name="P9"><text:span text:style-name="T10"/></text:p>
          <text:p text:style-name="P9"><text:span text:style-name="T10">b. Upon termination of this agreement the Lessor will register the vehicle back into the name of the Lessee,</text:span></text:p>
          <text:p text:style-name="P9"><text:span text:style-name="T10"/></text:p>
          <text:p text:style-name="P9"><text:span text:style-name="T10">c. <text:s/>This contract shall be valid for a period of 12months from the date of signature and will terminate immediately thereafter, unless agreed otherwise by the two contracting parties in writing to extend the agreement.</text:span></text:p>
          <text:p text:style-name="P9"><text:span text:style-name="T10"/></text:p>
        </text:list-item>
      </text:list>
      <text:p text:style-name="P10"><text:span text:style-name="T10"/></text:p>
      <text:p text:style-name="P18">Thus, done and signed at KROONSTAD on this _____ day of January 2020.</text:p>
      <text:p text:style-name="P18"/>
      <text:p text:style-name="P18">As witnesses:</text:p>
      <text:p text:style-name="P18"/>
      <text:p text:style-name="P37"/>
      <text:p text:style-name="P35"/>
      <text:p text:style-name="P35"/>
      <text:p text:style-name="P37"/>
      <text:p text:style-name="P35"/>
      <text:p text:style-name="P24"><text:span text:style-name="T10"/></text:p>
      <text:p text:style-name="P38">Lessee</text:p>
      <text:p text:style-name="P24"><text:span text:style-name="T10"/></text:p>
      <text:p text:style-name="P18"/>
      <text:p text:style-name="P18"/>
      <text:p text:style-name="P18">Thus, done and signed at KROONSTAD on this _____ day of January 2020.</text:p>
      <text:p text:style-name="P18"><text:span text:style-name="T10"/></text:p>
      <text:p text:style-name="P18"><text:span text:style-name="T10"/></text:p>
      <text:p text:style-name="P37"/>
      <text:p text:style-name="P35"/>
      <text:p text:style-name="P35"/>
      <text:p text:style-name="P37"/>
      <text:p text:style-name="P35"/>
      <text:p text:style-name="P25"><text:span text:style-name="T10"/></text:p>
      <text:p text:style-name="P38">Lessor</text:p>
      <text:p text:style-name="P25"><text:span text:style-name="T10"/></text:p>
      <text:p text:style-name="P2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sans-serif" fo:font-size="9.75pt" fo:font-weight="bold" style:font-weight-asian="bold" style:font-weight-complex="bold"/>
    </style:style>
    <style:style style:name="MP2" style:family="paragraph" style:parent-style-name="Footer">
      <style:paragraph-properties fo:text-align="end" style:justify-single-word="false"/>
      <style:text-properties fo:color="#000000" style:font-name="sans-serif" fo:font-size="9.75pt"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Noge Attorneys</text:p>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8T13:07:02.779852129</meta:creation-date>
    <dc:date>2020-08-08T13:48:00.104617521</dc:date>
    <meta:editing-duration>PT9M54S</meta:editing-duration>
    <meta:editing-cycles>2</meta:editing-cycles>
    <meta:generator>LibreOffice/6.0.7.3$Linux_X86_64 LibreOffice_project/00m0$Build-3</meta:generator>
    <meta:document-statistic meta:table-count="1" meta:image-count="0" meta:object-count="0" meta:page-count="4" meta:paragraph-count="68" meta:word-count="724" meta:character-count="4434" meta:non-whitespace-character-count="3743"/>
  </office:meta>
</office:document-meta>
</file>